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4pt" style:font-size-asian="14pt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na</text:p>
      <text:p text:style-name="P1"/>
      <text:p text:style-name="P1"/>
      <text:p text:style-name="P2">Luna,</text:p>
      <text:p text:style-name="P2">que me ilumina,</text:p>
      <text:p text:style-name="P2">marca el camino a segui</text:p>
      <text:p text:style-name="P2"/>
      <text:p text:style-name="P2">Tierra,</text:p>
      <text:p text:style-name="P2">tierra bendita,</text:p>
      <text:p text:style-name="P2">sigue mis pasos al fin.</text:p>
      <text:p text:style-name="P2"/>
      <text:p text:style-name="P2">Cielo,</text:p>
      <text:p text:style-name="P2">mundo de sueños,</text:p>
      <text:p text:style-name="P2">manda tu mundo a mí.</text:p>
      <text:p text:style-name="P2"/>
      <text:p text:style-name="P2">Karma,</text:p>
      <text:p text:style-name="P2">que me persigue,</text:p>
      <text:p text:style-name="P2">nunca me habrás de alcanzar.</text:p>
      <text:p text:style-name="P2"/>
      <text:p text:style-name="P2">Grande,</text:p>
      <text:p text:style-name="P2">el sol es tan grande,</text:p>
      <text:p text:style-name="P2">sin importar, sale a brillar para mí…</text:p>
      <text:p text:style-name="P2"/>
      <text:p text:style-name="P2">Vida, </text:p>
      <text:p text:style-name="P2">tu eres mi vida,</text:p>
      <text:p text:style-name="P2">moriré hasta encontrarte otra vez…</text:p>
      <text:p text:style-name="P2"/>
      <text:p text:style-name="P2">otra vez…</text:p>
      <text:p text:style-name="P2"/>
      <text:p text:style-name="P2"/>
      <text:p text:style-name="P2">Negro &amp; Ren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4.99mm" fo:margin-bottom="24.99mm" fo:margin-left="30mm" fo:margin-right="30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El viaje</dc:title>
    <meta:initial-creator>Renich</meta:initial-creator>
    <meta:creation-date>2004-11-13T12:10:00</meta:creation-date>
    <dc:creator>Renich Bon Ciric</dc:creator>
    <dc:date>2013-01-21T03:31:19</dc:date>
    <meta:editing-cycles>3</meta:editing-cycles>
    <meta:editing-duration>PT5H10S</meta:editing-duration>
    <meta:document-statistic meta:table-count="0" meta:image-count="0" meta:object-count="0" meta:page-count="1" meta:paragraph-count="21" meta:word-count="64" meta:character-count="328" meta:non-whitespace-character-count="284"/>
    <meta:user-defined meta:name="Info 1"/>
    <meta:user-defined meta:name="Info 2"/>
    <meta:user-defined meta:name="Info 3"/>
    <meta:user-defined meta:name="Info 4"/>
  </office:meta>
</office:document-meta>
</file>